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789cm" fo:min-width="2.313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76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82cm" fo:min-width="0.736cm" fo:padding-top="0.142cm" fo:padding-bottom="0.142cm" fo:padding-left="0.267cm" fo:padding-right="0.267cm" draw:shadow="hidden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133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741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78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5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181cm" svg:height="1.143cm" svg:x="2.142cm" svg:y="8.239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99cm" svg:height="1.143cm" svg:x="2.224cm" svg:y="6.223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181cm" svg:height="1.143cm" svg:x="2.191cm" svg:y="4.414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099cm" svg:height="1.143cm" svg:x="2.197cm" svg:y="2.378cm">
          <text:p text:style-name="P1"><text:span text:style-name="T1">Cold Wat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3.283cm" svg:y1="4.414cm" svg:x2="3.247cm" svg:y2="3.521cm" draw:start-shape="id1" draw:start-glue-point="4" draw:end-shape="id2" draw:end-glue-point="2" svg:d="M3283 4414l-36-893" svg:viewBox="0 0 37 894">
          <text:p/>
        </draw:connector>
        <draw:connector draw:style-name="gr3" draw:text-style-name="P3" draw:layer="layout" draw:type="line" svg:x1="3.274cm" svg:y1="6.223cm" svg:x2="3.283cm" svg:y2="5.557cm" draw:start-shape="id3" draw:start-glue-point="0" draw:end-shape="id1" draw:end-glue-point="8" svg:d="M3274 6223l9-666" svg:viewBox="0 0 10 667">
          <text:p/>
        </draw:connector>
        <draw:connector draw:style-name="gr3" draw:text-style-name="P3" draw:layer="layout" draw:type="line" svg:x1="3.234cm" svg:y1="8.239cm" svg:x2="3.274cm" svg:y2="7.366cm" draw:start-shape="id4" draw:start-glue-point="4" draw:end-shape="id3" draw:end-glue-point="2" svg:d="M3234 8239l40-873" svg:viewBox="0 0 41 874">
          <text:p/>
        </draw:connector>
        <draw:custom-shape draw:style-name="gr4" draw:text-style-name="P2" xml:id="id5" draw:id="id5" draw:layer="layout" svg:width="2.917cm" svg:height="1.143cm" svg:x="5.194cm" svg:y="8.22cm">
          <text:p text:style-name="P1"><text:span text:style-name="T1">Flow Controll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5.195cm" svg:y1="8.791cm" svg:x2="4.324cm" svg:y2="8.811cm" draw:start-shape="id5" draw:end-shape="id4" draw:end-glue-point="6" svg:d="M5195 8791l-871 20" svg:viewBox="0 0 872 21">
          <text:p/>
        </draw:connector>
        <draw:custom-shape draw:style-name="gr5" draw:text-style-name="P2" xml:id="id7" draw:id="id7" draw:layer="layout" svg:width="3.298cm" svg:height="1.143cm" svg:x="5.068cm" svg:y="3.74cm">
          <text:p text:style-name="P1"><text:span text:style-name="T1">Name: Water Close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181cm" svg:height="1.143cm" svg:x="5.571cm" svg:y="5.953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653cm" svg:y1="8.22cm" svg:x2="6.663cm" svg:y2="7.096cm" draw:start-shape="id5" draw:start-glue-point="0" draw:end-shape="id6" draw:end-glue-point="8" svg:d="M6653 8220l10-1124" svg:viewBox="0 0 11 1125">
          <text:p/>
        </draw:connector>
        <draw:connector draw:style-name="gr3" draw:text-style-name="P3" draw:layer="layout" draw:type="line" svg:x1="6.663cm" svg:y1="5.953cm" svg:x2="6.717cm" svg:y2="4.883cm" draw:start-shape="id6" draw:start-glue-point="4" draw:end-shape="id7" draw:end-glue-point="2" svg:d="M6663 5953l54-1070" svg:viewBox="0 0 55 1071">
          <text:p/>
        </draw:connector>
        <draw:custom-shape draw:style-name="gr6" draw:text-style-name="P4" xml:id="id8" draw:id="id8" draw:layer="layout" svg:width="2.54cm" svg:height="2.132cm" svg:x="9.391cm" svg:y="7.705cm">
          <text:p text:style-name="P1"><text:span text:style-name="T2">Check </text:span></text:p>
          <text:p text:style-name="P1"><text:span text:style-name="T2">conn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8.112cm" svg:y1="8.791cm" svg:x2="9.391cm" svg:y2="8.771cm" draw:start-shape="id5" draw:start-glue-point="1" draw:end-shape="id8" draw:end-glue-point="5" svg:d="M8112 8791l1279-20" svg:viewBox="0 0 1280 21">
          <text:p/>
        </draw:connector>
        <draw:custom-shape draw:style-name="gr7" draw:text-style-name="P2" xml:id="id13" draw:id="id13" draw:layer="layout" svg:width="2.667cm" svg:height="1.143cm" svg:x="13.345cm" svg:y="8.212cm">
          <text:p text:style-name="P1"><text:span text:style-name="T1">Flow Controll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181cm" svg:height="1.143cm" svg:x="17.082cm" svg:y="8.212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3.275cm" svg:height="1.143cm" svg:x="21.473cm" svg:y="8.62cm">
          <text:p text:style-name="P1"><text:span text:style-name="T1">Name: Check Valv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xml:id="id10" draw:id="id10" draw:layer="layout" svg:width="3.275cm" svg:height="1.143cm" svg:x="21.473cm" svg:y="6.58cm">
          <text:p text:style-name="P1"><text:span text:style-name="T1">Name: Water Close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xml:id="id12" draw:id="id12" draw:layer="layout" svg:width="3.321cm" svg:height="1.143cm" svg:x="21.427cm" svg:y="10.309cm">
          <text:p text:style-name="P1"><text:span text:style-name="T1">Name: Stop Valv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635cm" svg:height="0.762cm" svg:x="20.43cm" svg:y="8.015cm">
          <text:p text:style-name="P1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635cm" svg:height="0.762cm" svg:x="21.73cm" svg:y="9.682cm">
          <text:p text:style-name="P1"><text:span text:style-name="T3">AND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19.264cm" svg:y1="8.784cm" svg:x2="21.474cm" svg:y2="7.151cm" draw:start-shape="id9" draw:start-glue-point="6" draw:end-shape="id10" draw:end-glue-point="3" svg:d="M19264 8784l2210-1633" svg:viewBox="0 0 2211 1634">
          <text:p/>
        </draw:connector>
        <draw:connector draw:style-name="gr3" draw:text-style-name="P3" draw:layer="layout" draw:type="line" svg:x1="19.264cm" svg:y1="8.784cm" svg:x2="21.474cm" svg:y2="9.191cm" draw:start-shape="id9" draw:start-glue-point="6" draw:end-shape="id11" draw:end-glue-point="3" svg:d="M19264 8784l2210 407" svg:viewBox="0 0 2211 408">
          <text:p/>
        </draw:connector>
        <draw:connector draw:style-name="gr3" draw:text-style-name="P3" draw:layer="layout" draw:type="line" svg:x1="19.264cm" svg:y1="8.784cm" svg:x2="21.428cm" svg:y2="10.88cm" draw:start-shape="id9" draw:start-glue-point="6" draw:end-shape="id12" draw:end-glue-point="3" svg:d="M19264 8784l2164 2096" svg:viewBox="0 0 2165 2097">
          <text:p/>
        </draw:connector>
        <draw:connector draw:style-name="gr3" draw:text-style-name="P3" draw:layer="layout" draw:type="line" svg:x1="11.931cm" svg:y1="8.771cm" svg:x2="13.346cm" svg:y2="8.783cm" draw:start-shape="id8" draw:start-glue-point="7" draw:end-shape="id13" draw:end-glue-point="3" svg:d="M11931 8771l1415 12" svg:viewBox="0 0 1416 13">
          <text:p/>
        </draw:connector>
        <draw:connector draw:style-name="gr3" draw:text-style-name="P3" draw:layer="layout" draw:type="line" svg:x1="16.013cm" svg:y1="8.783cm" svg:x2="17.083cm" svg:y2="8.784cm" draw:start-shape="id13" draw:start-glue-point="1" draw:end-shape="id9" draw:end-glue-point="10" svg:d="M16013 8783l1070 1" svg:viewBox="0 0 1071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6:11:00.410000000</meta:creation-date>
    <dc:date>2018-08-06T18:00:55.872000000</dc:date>
    <meta:editing-duration>PT16M24S</meta:editing-duration>
    <meta:editing-cycles>2</meta:editing-cycles>
    <meta:generator>LibreOffice/6.0.3.2$Windows_X86_64 LibreOffice_project/8f48d515416608e3a835360314dac7e47fd0b821</meta:generator>
    <meta:document-statistic meta:object-count="27"/>
  </office:meta>
</office:document-meta>
</file>